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32cm" fo:min-width="1.88cm"/>
    </style:style>
    <style:style style:name="gr2" style:family="graphic" style:parent-style-name="standard">
      <style:graphic-properties draw:textarea-horizontal-align="justify" draw:textarea-vertical-align="middle" draw:auto-grow-height="false" fo:min-height="0.533cm" fo:min-width="1.88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579cm" fo:min-width="1.03cm"/>
    </style:style>
    <style:style style:name="gr5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textarea-horizontal-align="justify" draw:textarea-vertical-align="middle" draw:auto-grow-height="false" fo:min-height="1.579cm" fo:min-width="1.03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3cm" fo:min-width="3.75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3cm" fo:min-width="2.57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3cm" fo:min-width="1.15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3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3cm" fo:min-width="1.152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01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.011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14cm" fo:min-width="1.104cm"/>
      <style:paragraph-properties style:writing-mode="lr-tb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draw:fill="none" fo:min-height="2.344cm"/>
      <style:paragraph-properties style:writing-mode="lr-tb"/>
    </style:style>
    <style:style style:name="gr1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7cm" fo:min-width="0.71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cm" fo:min-width="1.06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6cm" fo:min-width="0.71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6cm" fo:min-width="0.711cm"/>
      <style:paragraph-properties style:writing-mode="lr-tb"/>
    </style:style>
    <style:style style:name="gr24" style:family="graphic" style:parent-style-name="standard">
      <style:graphic-properties draw:stroke="none" draw:fill="none" fo:min-height="1.458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26" style:family="graphic" style:parent-style-name="standard">
      <style:graphic-properties draw:stroke="dash" draw:stroke-dash="Double_20_Dash" draw:marker-start="CF_20_Only_20_One" draw:textarea-vertical-align="middle"/>
    </style:style>
    <style:style style:name="gr27" style:family="graphic" style:parent-style-name="objectwithoutfill">
      <style:graphic-properties draw:marker-end="Arrow" draw:marker-end-width="0.3cm" draw:fill="solid" draw:textarea-vertical-align="middle"/>
    </style:style>
    <style:style style:name="gr28" style:family="graphic" style:parent-style-name="standard">
      <style:graphic-properties draw:stroke="none" svg:stroke-color="#000000" draw:fill="none" draw:fill-color="#ffffff" fo:min-height="2.45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loext:graphic-properties draw:fill="none"/>
      <style:paragraph-properties fo:text-align="center"/>
      <style:text-properties fo:language="en" fo:country="GB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 fo:language="en" fo:country="GB"/>
    </style:style>
    <style:style style:name="P5" style:family="paragraph">
      <style:text-properties fo:font-size="20pt"/>
    </style:style>
    <style:style style:name="P6" style:family="paragraph">
      <loext:graphic-properties draw:fill="none" draw:fill-color="#ffffff"/>
      <style:text-properties fo:font-size="20pt" fo:language="en" fo:country="GB"/>
    </style:style>
    <style:style style:name="P7" style:family="paragraph">
      <style:text-properties fo:font-size="22pt" style:font-size-asian="22pt" style:font-size-complex="22pt"/>
    </style:style>
    <style:style style:name="P8" style:family="paragraph">
      <loext:graphic-properties draw:fill="none" draw:fill-color="#ffffff"/>
      <style:text-properties fo:font-size="22pt" fo:language="en" fo:country="GB" style:font-size-asian="22pt" style:font-size-complex="22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</style:style>
    <style:style style:name="P12" style:family="paragraph">
      <loext:graphic-properties draw:fill="none"/>
      <style:text-properties fo:font-size="22pt" style:font-size-asian="22pt" style:font-size-complex="22pt"/>
    </style:style>
    <style:style style:name="P13" style:family="paragraph">
      <loext:graphic-properties draw:fill="solid"/>
      <style:paragraph-properties fo:text-align="center"/>
    </style:style>
    <style:style style:name="T1" style:family="text">
      <style:text-properties fo:font-size="18pt" fo:language="en" fo:country="GB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language="en" fo:country="GB"/>
    </style:style>
    <style:style style:name="T5" style:family="text">
      <style:text-properties fo:font-size="22pt" fo:language="en" fo:country="GB" style:font-size-asian="22pt" style:font-size-complex="22pt"/>
    </style:style>
    <style:style style:name="T6" style:family="text">
      <style:text-properties style:text-position="-33% 58%" fo:font-size="22pt" fo:language="en" fo:country="GB" style:font-size-asian="22pt" style:font-size-complex="22pt"/>
    </style:style>
    <style:style style:name="T7" style:family="text">
      <style:text-properties style:text-position="-33% 58%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8" draw:id="id8" draw:layer="layout" svg:width="2.38cm" svg:height="0.782cm" svg:x="9.598cm" svg:y="4.2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2.38cm" svg:height="0.782cm" svg:x="16.419cm" svg:y="4.26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2.38cm" svg:height="0.783cm" svg:x="9.598cm" svg:y="9.8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2.38cm" svg:height="0.783cm" svg:x="16.561cm" svg:y="9.80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2.38cm" svg:height="0.782cm" draw:transform="rotate (1.5707963267949) translate (13.956cm 8.552cm)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7.385cm" svg:y1="10.242cm" svg:x2="9.598cm" svg:y2="10.2cm" draw:start-shape="id1" draw:start-glue-point="10" draw:end-shape="id2" draw:end-glue-point="3" svg:d="M7385 10242h1107v-42h1106" svg:viewBox="0 0 2214 43">
          <text:p/>
        </draw:connector>
        <draw:connector draw:style-name="gr3" draw:text-style-name="P1" draw:layer="layout" svg:x1="20.693cm" svg:y1="14.221cm" svg:x2="14.335cm" svg:y2="14.985cm" draw:start-shape="id3" draw:start-glue-point="2" draw:end-shape="id4" draw:end-glue-point="6" svg:d="M20693 14221v1265h-6358v-501" svg:viewBox="0 0 6359 1266">
          <text:p/>
        </draw:connector>
        <draw:connector draw:style-name="gr3" draw:text-style-name="P1" draw:layer="layout" svg:x1="11.978cm" svg:y1="10.2cm" svg:x2="16.561cm" svg:y2="10.2cm" draw:start-shape="id2" draw:start-glue-point="1" draw:end-shape="id5" draw:end-glue-point="3" svg:d="M11978 10200h4583" svg:viewBox="0 0 4584 1">
          <text:p/>
        </draw:connector>
        <draw:connector draw:style-name="gr3" draw:text-style-name="P1" draw:layer="layout" svg:x1="14.347cm" svg:y1="8.552cm" svg:x2="16.561cm" svg:y2="10.2cm" draw:start-shape="id6" draw:start-glue-point="3" draw:end-shape="id5" draw:end-glue-point="3" svg:d="M14347 8552v1648h2214" svg:viewBox="0 0 2215 1649">
          <text:p/>
        </draw:connector>
        <draw:connector draw:style-name="gr3" draw:text-style-name="P1" draw:layer="layout" svg:x1="16.419cm" svg:y1="4.658cm" svg:x2="14.347cm" svg:y2="6.172cm" draw:start-shape="id7" draw:start-glue-point="3" draw:end-shape="id6" draw:end-glue-point="1" svg:d="M16419 4658h-2072v1514" svg:viewBox="0 0 2073 1515">
          <text:p/>
        </draw:connector>
        <draw:g xml:id="id10" draw:id="id10">
          <draw:custom-shape draw:style-name="gr4" draw:text-style-name="P1" draw:layer="layout" svg:width="3.059cm" svg:height="3.657cm" svg:x="19.262cm" svg:y="5.58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5" draw:text-style-name="P2" draw:layer="layout" svg:x1="20.788cm" svg:y1="6.651cm" svg:x2="20.788cm" svg:y2="8.449cm">
            <text:p/>
          </draw:line>
        </draw:g>
        <draw:custom-shape draw:style-name="gr6" draw:text-style-name="P4" xml:id="id4" draw:id="id4" draw:layer="layout" svg:width="3.061cm" svg:height="3.657cm" svg:x="12.804cm" svg:y="11.328cm">
          <text:p text:style-name="P3"><text:span text:style-name="T1">+</text:span></text:p>
          <text:p text:style-name="P3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6" draw:layer="layout" svg:width="4.254cm" svg:height="1.583cm" svg:x="15.156cm" svg:y="13.887cm">
          <draw:text-box>
            <text:p text:style-name="P5"><text:span text:style-name="T2">V</text:span><text:span text:style-name="T3">d</text:span><text:span text:style-name="T2"> </text:span><text:span text:style-name="T4"><text:s/></text:span></text:p>
          </draw:text-box>
        </draw:frame>
        <draw:connector draw:style-name="gr3" draw:text-style-name="P3" draw:layer="layout" svg:x1="11.978cm" svg:y1="10.2cm" svg:x2="14.335cm" svg:y2="11.328cm" draw:start-shape="id2" draw:start-glue-point="1" draw:end-shape="id4" draw:end-glue-point="4" svg:d="M11978 10200h2357v1128" svg:viewBox="0 0 2358 1129">
          <text:p/>
        </draw:connector>
        <draw:connector draw:style-name="gr3" draw:text-style-name="P3" draw:layer="layout" svg:x1="11.978cm" svg:y1="4.658cm" svg:x2="14.347cm" svg:y2="6.172cm" draw:start-shape="id8" draw:start-glue-point="1" draw:end-shape="id6" draw:end-glue-point="1" svg:d="M11978 4658h2369v1514" svg:viewBox="0 0 2370 1515">
          <text:p/>
        </draw:connector>
        <draw:connector draw:style-name="gr3" draw:text-style-name="P3" draw:layer="layout" svg:x1="18.941cm" svg:y1="10.2cm" svg:x2="20.553cm" svg:y2="10.242cm" draw:start-shape="id5" draw:start-glue-point="1" draw:end-shape="id9" draw:end-glue-point="6" svg:d="M18941 10200h806v42h806" svg:viewBox="0 0 1613 43">
          <text:p/>
        </draw:connector>
        <draw:connector draw:style-name="gr3" draw:text-style-name="P3" draw:layer="layout" svg:x1="18.799cm" svg:y1="4.658cm" svg:x2="20.791cm" svg:y2="5.589cm" draw:start-shape="id7" draw:start-glue-point="1" draw:end-shape="id10" draw:end-glue-point="0" svg:d="M18799 4658h1992v931" svg:viewBox="0 0 1993 932">
          <text:p/>
        </draw:connector>
        <draw:connector draw:style-name="gr3" draw:text-style-name="P3" draw:layer="layout" svg:x1="20.791cm" svg:y1="9.246cm" svg:x2="20.693cm" svg:y2="11.767cm" draw:start-shape="id10" draw:start-glue-point="2" draw:end-shape="id3" draw:end-glue-point="0" svg:d="M20791 9246v1236h-98v1285" svg:viewBox="0 0 99 2522">
          <text:p/>
        </draw:connector>
        <draw:custom-shape draw:style-name="gr2" draw:text-style-name="P1" xml:id="id11" draw:id="id11" draw:layer="layout" svg:width="2.38cm" svg:height="0.783cm" svg:x="9.596cm" svg:y="15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2.38cm" svg:height="0.783cm" draw:transform="rotate (1.5707963267949) translate (6.849cm 14.236cm)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1.976cm" svg:y1="16.026cm" svg:x2="14.335cm" svg:y2="14.985cm" draw:start-shape="id11" draw:start-glue-point="1" draw:end-shape="id4" draw:end-glue-point="6" svg:d="M11976 16026h2359v-1041" svg:viewBox="0 0 2360 1042">
          <text:p/>
        </draw:connector>
        <draw:connector draw:style-name="gr3" draw:text-style-name="P3" draw:layer="layout" svg:x1="7.24cm" svg:y1="11.856cm" svg:x2="9.598cm" svg:y2="10.2cm" draw:start-shape="id12" draw:start-glue-point="1" draw:end-shape="id2" draw:end-glue-point="3" svg:d="M7240 11856v-1656h2358" svg:viewBox="0 0 2359 1657">
          <text:p/>
        </draw:connector>
        <draw:connector draw:style-name="gr3" draw:text-style-name="P3" draw:layer="layout" svg:x1="7.24cm" svg:y1="14.236cm" svg:x2="9.596cm" svg:y2="16.026cm" draw:start-shape="id12" draw:start-glue-point="3" draw:end-shape="id11" draw:end-glue-point="3" svg:d="M7240 14236v1790h2356" svg:viewBox="0 0 2357 1791">
          <text:p/>
        </draw:connector>
        <draw:frame draw:style-name="gr8" draw:text-style-name="P8" draw:layer="layout" svg:width="3.071cm" svg:height="1.583cm" svg:x="18.1cm" svg:y="12.417cm">
          <draw:text-box>
            <text:p text:style-name="P7"><text:span text:style-name="T5">I</text:span><text:span text:style-name="T6">c</text:span></text:p>
          </draw:text-box>
        </draw:frame>
        <draw:frame draw:style-name="gr9" draw:text-style-name="P9" draw:layer="layout" svg:width="1.651cm" svg:height="1.583cm" svg:x="10.119cm" svg:y="5.049cm">
          <draw:text-box>
            <text:p>R<text:span text:style-name="T7">1</text:span></text:p>
          </draw:text-box>
        </draw:frame>
        <draw:frame draw:style-name="gr9" draw:text-style-name="P9" draw:layer="layout" svg:width="1.651cm" svg:height="1.583cm" svg:x="10.087cm" svg:y="16.418cm">
          <draw:text-box>
            <text:p>R<text:span text:style-name="T7">7</text:span></text:p>
          </draw:text-box>
        </draw:frame>
        <draw:frame draw:style-name="gr9" draw:text-style-name="P9" draw:layer="layout" svg:width="1.651cm" svg:height="1.583cm" svg:x="17.007cm" svg:y="10.592cm">
          <draw:text-box>
            <text:p>R<text:span text:style-name="T7">5</text:span></text:p>
          </draw:text-box>
        </draw:frame>
        <draw:frame draw:style-name="gr10" draw:text-style-name="P9" draw:layer="layout" svg:width="1.652cm" svg:height="1.583cm" svg:x="10.019cm" svg:y="10.592cm">
          <draw:text-box>
            <text:p>R<text:span text:style-name="T7">4</text:span></text:p>
          </draw:text-box>
        </draw:frame>
        <draw:frame draw:style-name="gr9" draw:text-style-name="P9" draw:layer="layout" svg:width="1.651cm" svg:height="1.583cm" svg:x="14.7cm" svg:y="6.8cm">
          <draw:text-box>
            <text:p>R<text:span text:style-name="T7">3</text:span></text:p>
          </draw:text-box>
        </draw:frame>
        <draw:frame draw:style-name="gr11" draw:text-style-name="P9" draw:layer="layout" svg:width="1.652cm" svg:height="1.583cm" svg:x="16.873cm" svg:y="5.049cm">
          <draw:text-box>
            <text:p>R<text:span text:style-name="T7">2</text:span></text:p>
          </draw:text-box>
        </draw:frame>
        <draw:frame draw:style-name="gr9" draw:text-style-name="P9" draw:layer="layout" svg:width="1.651cm" svg:height="1.583cm" svg:x="5.198cm" svg:y="12.203cm">
          <draw:text-box>
            <text:p>R<text:span text:style-name="T7">6</text:span></text:p>
          </draw:text-box>
        </draw:frame>
        <draw:custom-shape draw:style-name="gr12" draw:text-style-name="P3" draw:layer="layout" svg:width="0.333cm" svg:height="0.366cm" svg:x="14.156cm" svg:y="10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9" draw:id="id9" draw:layer="layout" svg:width="0.332cm" svg:height="0.368cm" svg:x="20.553cm" svg:y="10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332cm" svg:height="0.367cm" svg:x="14.158cm" svg:y="15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332cm" svg:height="0.368cm" svg:x="14.158cm" svg:y="4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1" draw:id="id1" draw:layer="layout" svg:width="0.333cm" svg:height="0.368cm" svg:x="7.052cm" svg:y="10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1.604cm" svg:height="3.564cm" svg:x="12.796cm" svg:y="6.2cm">
          <draw:text-box>
            <text:p>+</text:p>
            <text:p>V<text:span text:style-name="T7">b</text:span></text:p>
            <text:p>-</text:p>
          </draw:text-box>
        </draw:frame>
        <draw:line draw:style-name="gr15" draw:text-style-name="P10" draw:layer="layout" svg:x1="8.156cm" svg:y1="11.856cm" svg:x2="8.156cm" svg:y2="14.538cm">
          <text:p/>
        </draw:line>
        <draw:frame draw:style-name="gr16" draw:text-style-name="P11" draw:layer="layout" svg:width="2.611cm" svg:height="2.594cm" svg:x="8.365cm" svg:y="12.21cm">
          <draw:text-box>
            <text:p><text:span text:style-name="T8">I</text:span><text:span text:style-name="T9">d</text:span></text:p>
          </draw:text-box>
        </draw:frame>
        <draw:g xml:id="id3" draw:id="id3">
          <draw:line draw:style-name="gr17" draw:text-style-name="P10" draw:layer="layout" svg:x1="20.694cm" svg:y1="11.767cm" svg:x2="20.694cm" svg:y2="12.583cm">
            <text:p/>
          </draw:line>
          <draw:line draw:style-name="gr17" draw:text-style-name="P10" draw:layer="layout" svg:x1="19.613cm" svg:y1="12.59cm" svg:x2="21.773cm" svg:y2="12.59cm">
            <text:p/>
          </draw:line>
          <draw:line draw:style-name="gr17" draw:text-style-name="P10" draw:layer="layout" svg:x1="19.614cm" svg:y1="13.41cm" svg:x2="21.774cm" svg:y2="13.41cm">
            <text:p/>
          </draw:line>
          <draw:line draw:style-name="gr17" draw:text-style-name="P10" draw:layer="layout" svg:x1="20.694cm" svg:y1="13.405cm" svg:x2="20.694cm" svg:y2="14.221cm">
            <text:p/>
          </draw:line>
        </draw:g>
        <draw:frame draw:style-name="gr11" draw:text-style-name="P9" draw:layer="layout" svg:width="1.652cm" svg:height="1.583cm" svg:x="19.042cm" svg:y="13.41cm">
          <draw:text-box>
            <text:p>C</text:p>
          </draw:text-box>
        </draw:frame>
        <draw:g xml:id="id13" draw:id="id13">
          <draw:line draw:style-name="gr18" draw:text-style-name="P10" draw:layer="layout" svg:x1="6.116cm" svg:y1="11.176cm" svg:x2="4.375cm" svg:y2="11.192cm">
            <text:p/>
          </draw:line>
          <draw:line draw:style-name="gr18" draw:text-style-name="P10" draw:layer="layout" svg:x1="6.117cm" svg:y1="11.167cm" svg:x2="4.376cm" svg:y2="11.183cm">
            <text:p/>
          </draw:line>
          <draw:line draw:style-name="gr18" draw:text-style-name="P10" draw:layer="layout" svg:x1="4.851cm" svg:y1="11.525cm" svg:x2="5.716cm" svg:y2="11.525cm">
            <text:p/>
          </draw:line>
          <draw:line draw:style-name="gr18" draw:text-style-name="P10" draw:layer="layout" svg:x1="5.084cm" svg:y1="11.825cm" svg:x2="5.5cm" svg:y2="11.825cm">
            <text:p/>
          </draw:line>
          <draw:line draw:style-name="gr18" draw:text-style-name="P10" draw:layer="layout" svg:x1="5.269cm" svg:y1="11.154cm" svg:x2="5.276cm" svg:y2="10.381cm">
            <text:p/>
          </draw:line>
        </draw:g>
        <draw:connector draw:style-name="gr19" draw:text-style-name="P3" draw:layer="layout" svg:x1="7.052cm" svg:y1="10.242cm" svg:x2="5.246cm" svg:y2="10.381cm" draw:start-shape="id1" draw:start-glue-point="6" draw:end-shape="id13" draw:end-glue-point="0" svg:d="M7052 10242h-1806v139" svg:viewBox="0 0 1807 140">
          <text:p/>
        </draw:connector>
        <draw:frame draw:style-name="gr20" draw:text-style-name="P9" draw:layer="layout" svg:width="1.212cm" svg:height="1.367cm" svg:x="6.6cm" svg:y="3.533cm">
          <draw:text-box draw:corner-radius="0.26cm">
            <text:p>1</text:p>
          </draw:text-box>
        </draw:frame>
        <draw:frame draw:style-name="gr21" draw:text-style-name="P9" draw:layer="layout" svg:width="1.562cm" svg:height="1.91cm" svg:x="14.038cm" svg:y="3.69cm">
          <draw:text-box>
            <text:p>2</text:p>
          </draw:text-box>
        </draw:frame>
        <draw:frame draw:style-name="gr20" draw:text-style-name="P9" draw:layer="layout" svg:width="1.212cm" svg:height="1.367cm" svg:x="20.388cm" svg:y="3.633cm">
          <draw:text-box>
            <text:p>3</text:p>
          </draw:text-box>
        </draw:frame>
        <draw:frame draw:style-name="gr20" draw:text-style-name="P9" draw:layer="layout" svg:width="1.212cm" svg:height="1.367cm" svg:x="14.348cm" svg:y="8.974cm">
          <draw:text-box>
            <text:p>5</text:p>
          </draw:text-box>
        </draw:frame>
        <draw:frame draw:style-name="gr22" draw:text-style-name="P9" draw:layer="layout" svg:width="1.212cm" svg:height="1.366cm" svg:x="6.815cm" svg:y="16.083cm">
          <draw:text-box>
            <text:p>7</text:p>
          </draw:text-box>
        </draw:frame>
        <draw:frame draw:style-name="gr23" draw:text-style-name="P9" draw:layer="layout" svg:width="1.211cm" svg:height="1.366cm" svg:x="13.638cm" svg:y="16.083cm">
          <draw:text-box>
            <text:p>8</text:p>
          </draw:text-box>
        </draw:frame>
        <draw:frame draw:style-name="gr20" draw:text-style-name="P9" draw:layer="layout" svg:width="1.212cm" svg:height="1.367cm" svg:x="20.744cm" svg:y="9.543cm">
          <draw:text-box>
            <text:p>6</text:p>
          </draw:text-box>
        </draw:frame>
        <draw:frame draw:style-name="gr24" draw:text-style-name="P12" draw:layer="layout" svg:width="1.495cm" svg:height="1.708cm" svg:x="21.56cm" svg:y="8.212cm">
          <draw:text-box>
            <text:p text:style-name="P7"><text:span text:style-name="T5">I</text:span><text:span text:style-name="T6">b</text:span></text:p>
          </draw:text-box>
        </draw:frame>
        <draw:custom-shape draw:style-name="gr25" draw:text-style-name="P3" xml:id="id14" draw:id="id14" draw:layer="layout" svg:width="0.4cm" svg:height="0.4cm" svg:x="7cm" svg:y="4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3" draw:layer="layout" draw:line-skew="-0.728cm -0.702cm 0.701cm" svg:x1="7.219cm" svg:y1="10.426cm" svg:x2="7.2cm" svg:y2="4.6cm" draw:start-shape="id1" draw:start-glue-point="8" draw:end-shape="id14" draw:end-glue-point="4" svg:d="M7219 10426v-226h-19v-5400-200" svg:viewBox="0 0 20 5827">
          <text:p/>
        </draw:connector>
        <draw:connector draw:style-name="gr3" draw:text-style-name="P3" draw:layer="layout" draw:line-skew="-0.802cm" svg:x1="7.2cm" svg:y1="5cm" svg:x2="9.598cm" svg:y2="4.658cm" draw:start-shape="id14" draw:start-glue-point="8" draw:end-shape="id8" draw:end-glue-point="3" svg:d="M7200 5000v-300h1300v-42h1098" svg:viewBox="0 0 2399 343">
          <text:p/>
        </draw:connector>
        <draw:ellipse draw:style-name="gr26" draw:text-style-name="P3" draw:layer="layout" svg:width="10.2cm" svg:height="9.9cm" svg:x="12.2cm" svg:y="8.3cm" draw:kind="arc" draw:start-angle="337.28" draw:end-angle="336.12">
          <text:p/>
        </draw:ellipse>
        <draw:line draw:style-name="gr27" draw:text-style-name="P13" draw:layer="layout" svg:x1="19cm" svg:y1="12.2cm" svg:x2="19cm" svg:y2="14.3cm">
          <text:p/>
        </draw:line>
        <draw:frame draw:style-name="gr28" draw:text-style-name="P9" draw:layer="layout" svg:width="4.4cm" svg:height="2.7cm" svg:x="15.4cm" svg:y="16.9cm">
          <draw:text-box>
            <text:p>Super Nod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marker draw:name="CF_20_Only_20_One" draw:display-name="CF Only One" svg:viewBox="-19 -40 38 40" svg:d="M0 0h1v-40h-2v40zM1 0h-20v-2h20zM-1 0h20v-2h-20zM1-18h-20v-2h20zM-1-18h20v-2h-20z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4T15:30:33.798838331</meta:creation-date>
    <dc:date>2021-04-04T15:47:28.595491878</dc:date>
    <meta:editing-duration>PT2M44S</meta:editing-duration>
    <meta:editing-cycles>1</meta:editing-cycles>
    <meta:generator>LibreOffice/6.4.6.2$Linux_X86_64 LibreOffice_project/40$Build-2</meta:generator>
    <meta:document-statistic meta:object-count="68"/>
  </office:meta>
</office:document-meta>
</file>